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4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5" style:family="paragraph" style:parent-style-name="Standard">
      <style:paragraph-properties fo:line-height="100%" fo:text-align="start" style:justify-single-word="false" fo:orphans="2" fo:widows="2">
        <style:tab-stops/>
      </style:paragraph-properties>
      <style:text-properties fo:color="#000000" style:font-name="Arial" fo:font-size="11pt" style:font-size-asian="11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7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1bea1" officeooo:paragraph-rsid="0021bea1" style:font-size-asian="11pt"/>
    </style:style>
    <style:style style:name="P8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34832" officeooo:paragraph-rsid="00234832" style:font-size-asian="11pt"/>
    </style:style>
    <style:style style:name="P9" style:family="paragraph" style:parent-style-name="Standard">
      <style:paragraph-properties fo:line-height="115%" fo:text-align="center" style:justify-single-word="false" fo:orphans="2" fo:widows="2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21bea1" officeooo:paragraph-rsid="0021bea1"/>
    </style:style>
    <style:style style:name="P11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12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1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5754e" officeooo:paragraph-rsid="0025754e" style:font-size-asian="11pt"/>
    </style:style>
    <style:style style:name="P1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6eba0" officeooo:paragraph-rsid="002849ae" style:font-size-asian="11pt"/>
    </style:style>
    <style:style style:name="P15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0bc0" officeooo:paragraph-rsid="00280bc0" style:font-size-asian="11pt"/>
    </style:style>
    <style:style style:name="P1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0bc0" officeooo:paragraph-rsid="002849ae" style:font-size-asian="11pt"/>
    </style:style>
    <style:style style:name="P17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49ae" officeooo:paragraph-rsid="002849ae" style:font-size-asian="11pt"/>
    </style:style>
    <style:style style:name="P18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25754e" officeooo:paragraph-rsid="0025754e"/>
    </style:style>
    <style:style style:name="P19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officeooo:rsid="00280bc0" officeooo:paragraph-rsid="00280bc0"/>
    </style:style>
    <style:style style:name="P20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21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22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c2e6a" officeooo:paragraph-rsid="001c2e6a" style:font-size-asian="11pt"/>
    </style:style>
    <style:style style:name="P23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1c2e6a" style:font-size-asian="11pt"/>
    </style:style>
    <style:style style:name="T3" style:family="text">
      <style:text-properties fo:color="#000000" style:font-name="Arial" fo:font-size="11pt" officeooo:rsid="00203a1b" style:font-size-asian="11pt"/>
    </style:style>
    <style:style style:name="T4" style:family="text">
      <style:text-properties officeooo:rsid="001d754d"/>
    </style:style>
    <style:style style:name="T5" style:family="text">
      <style:text-properties officeooo:rsid="001f4c3e"/>
    </style:style>
    <style:style style:name="T6" style:family="text">
      <style:text-properties officeooo:rsid="00280bc0"/>
    </style:style>
    <style:style style:name="T7" style:family="text">
      <style:text-properties officeooo:rsid="002849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asPi Operating System TODO list</text:p>
      <text:p text:style-name="P11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eplication</text:p>
          </table:table-cell>
          <table:table-cell table:style-name="Table1.A1" office:value-type="string">
            <text:p text:style-name="P3">Error Message</text:p>
          </table:table-cell>
          <table:table-cell table:style-name="Table1.A1" office:value-type="string">
            <text:p text:style-name="P3">Status</text:p>
          </table:table-cell>
        </table:table-row>
        <table:table-row table:style-name="Table1.1">
          <table:table-cell table:style-name="Table1.A1" office:value-type="string">
            <text:p text:style-name="P3">Graphical Glitches when changing windows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N/A</text:p>
          </table:table-cell>
          <table:table-cell table:style-name="Table1.A1" office:value-type="string">
            <text:p text:style-name="P3">Resolved?</text:p>
          </table:table-cell>
        </table:table-row>
      </table:table>
      <text:p text:style-name="P2"/>
      <text:p text:style-name="P11"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Description / Notes</text:p>
          </table:table-cell>
        </table:table-row>
        <table:table-row table:style-name="Table2.1">
          <table:table-cell table:style-name="Table2.A1" office:value-type="string">
            <text:p text:style-name="P3">Tweaks to program menu</text:p>
          </table:table-cell>
          <table:table-cell table:style-name="Table2.A1" office:value-type="string">
            <text:list xml:id="list2227788387" text:style-name="WWNum1">
              <text:list-item>
                <text:p text:style-name="P20">Custom Program Icons?</text:p>
              </text:list-item>
              <text:list-item>
                <text:p text:style-name="P20">Vertically Centre labels</text:p>
              </text:list-item>
              <text:list-item>
                <text:p text:style-name="P20">Program sorting</text:p>
              </text:list-item>
              <text:list-item>
                <text:p text:style-name="P20">Indicator arrows (Like in menusingle)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Weather Service</text:p>
          </table:table-cell>
          <table:table-cell table:style-name="Table2.A1" office:value-type="string">
            <text:list xml:id="list224913239313516" text:continue-numbering="true" text:style-name="WWNum1">
              <text:list-item>
                <text:p text:style-name="P21">Keeps a log of changing weather conditions</text:p>
              </text:list-item>
              <text:list-item>
                <text:p text:style-name="P21">Gets the forecast <text:span text:style-name="T4">not just current conditions</text:span>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6">Clock Application</text:p>
          </table:table-cell>
          <table:table-cell table:style-name="Table2.A4" office:value-type="string">
            <text:list xml:id="list224913860137976" text:continue-numbering="true" text:style-name="WWNum1">
              <text:list-item>
                <text:p text:style-name="P23">Custom clock faces </text:p>
              </text:list-item>
              <text:list-item>
                <text:p text:style-name="P23">Stopwatch and Timer functions</text:p>
              </text:list-item>
              <text:list-item>
                <text:p text:style-name="P23">Deep Sleep Mode -Pauses Renderer -Power <text:span text:style-name="T5">S</text:span>aving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6">Global Brightness</text:p>
          </table:table-cell>
          <table:table-cell table:style-name="Table2.A4" office:value-type="string">
            <text:list xml:id="list224914105244574" text:continue-numbering="true" text:style-name="WWNum1">
              <text:list-item>
                <text:p text:style-name="P23">When calling a hardware backlight change the current backlight brightness will be applied to the colour -Can be overridden</text:p>
              </text:list-item>
            </text:list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1T22:49:12.982000000</dc:date>
    <meta:editing-duration>PT20M4S</meta:editing-duration>
    <meta:editing-cycles>7</meta:editing-cycles>
    <meta:generator>LibreOffice/6.3.3.2$Windows_X86_64 LibreOffice_project/a64200df03143b798afd1ec74a12ab50359878ed</meta:generator>
    <meta:document-statistic meta:table-count="2" meta:image-count="0" meta:object-count="0" meta:page-count="1" meta:paragraph-count="27" meta:word-count="107" meta:character-count="659" meta:non-whitespace-character-count="588"/>
  </office:meta>
</office:document-meta>
</file>